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1">
          <table:table-cell table:formula="of:=AVERAGE([.A1:.A88])" office:value-type="float" office:value="27.8863636363636" calcext:value-type="float">
            <text:p>27.8863636363636</text:p>
          </table:table-cell>
          <table:table-cell table:formula="of:=AVERAGE([.B1:.B102])" office:value-type="float" office:value="36.9019607843137" calcext:value-type="float">
            <text:p>36.9019607843137</text:p>
          </table:table-cell>
          <table:table-cell table:formula="of:=AVERAGE([.C1:.C94])" office:value-type="float" office:value="28.7021276595745" calcext:value-type="float">
            <text:p>28.7021276595745</text:p>
          </table:table-cell>
          <table:table-cell table:style-name="Default" table:formula="of:=AVERAGE([.D1:.D89])" office:value-type="float" office:value="27.752808988764" calcext:value-type="float">
            <text:p>27.752808988764</text:p>
          </table:table-cell>
        </table:table-row>
        <table:table-row table:style-name="ro1">
          <table:table-cell table:formula="of:=STDEV([.A1:.A88])" office:value-type="float" office:value="1.07673215894704" calcext:value-type="float">
            <text:p>1.07673215894704</text:p>
          </table:table-cell>
          <table:table-cell table:formula="of:=STDEV([.B1:.B102])" office:value-type="float" office:value="5.09418189570865" calcext:value-type="float">
            <text:p>5.09418189570865</text:p>
          </table:table-cell>
          <table:table-cell table:formula="of:=STDEV([.C1:.C94])" office:value-type="float" office:value="1.38214254150329" calcext:value-type="float">
            <text:p>1.38214254150329</text:p>
          </table:table-cell>
          <table:table-cell table:style-name="Default" table:formula="of:=STDEV([.D1:.D89])" office:value-type="float" office:value="1.27280023138323" calcext:value-type="float">
            <text:p>1.27280023138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2:21:30.024759406</meta:creation-date>
    <dc:date>2019-04-21T12:29:44.158982847</dc:date>
    <meta:editing-duration>PT8M15S</meta:editing-duration>
    <meta:editing-cycles>1</meta:editing-cycles>
    <meta:generator>LibreOffice/6.2.2.2$Linux_X86_64 LibreOffice_project/5daaa0e719eb4f073b63de04e0910785ad81fe7a</meta:generator>
    <meta:document-statistic meta:table-count="1" meta:cell-count="381" meta:object-count="0"/>
  </office:meta>
</office:document-meta>
</file>